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15840" officeooo:paragraph-rsid="00015840"/>
    </style:style>
    <style:style style:name="P2" style:family="paragraph" style:parent-style-name="Standard">
      <style:text-properties style:font-name="Arial" officeooo:rsid="00017f9e" officeooo:paragraph-rsid="00017f9e"/>
    </style:style>
    <style:style style:name="P3" style:family="paragraph" style:parent-style-name="Standard">
      <style:text-properties style:font-name="Arial" officeooo:rsid="0001c202" officeooo:paragraph-rsid="0001c202"/>
    </style:style>
    <style:style style:name="P4" style:family="paragraph" style:parent-style-name="Standard">
      <style:text-properties style:font-name="Arial" officeooo:rsid="0002e948" officeooo:paragraph-rsid="0002e948"/>
    </style:style>
    <style:style style:name="P5" style:family="paragraph" style:parent-style-name="Standard">
      <style:text-properties style:font-name="Arial" officeooo:rsid="000389e8" officeooo:paragraph-rsid="000389e8"/>
    </style:style>
    <style:style style:name="P6" style:family="paragraph" style:parent-style-name="Standard">
      <style:text-properties style:font-name="Arial" officeooo:rsid="00048214" officeooo:paragraph-rsid="00048214"/>
    </style:style>
    <style:style style:name="T1" style:family="text">
      <style:text-properties officeooo:rsid="00017f9e"/>
    </style:style>
    <style:style style:name="T2" style:family="text">
      <style:text-properties officeooo:rsid="0002e948"/>
    </style:style>
    <style:style style:name="T3" style:family="text">
      <style:text-properties officeooo:rsid="000389e8"/>
    </style:style>
    <style:style style:name="T4" style:family="text">
      <style:text-properties officeooo:rsid="00048214"/>
    </style:style>
    <style:style style:name="T5" style:family="text">
      <style:text-properties fo:color="#ce181e" fo:font-weight="bold" style:font-weight-asian="bold" style:font-weight-complex="bold"/>
    </style:style>
    <style:style style:name="T6" style:family="text">
      <style:text-properties officeooo:rsid="00059b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stification class:</text:p>
      <text:p text:style-name="P1"/>
      <text:p text:style-name="P1">Explication strategies <text:span text:style-name="T2">(sans beacoup de defaults dans les stratégies </text:span>:</text:p>
      <text:p text:style-name="P5">Strategie 0: on fait rien.</text:p>
      <text:p text:style-name="P5"/>
      <text:p text:style-name="P1">Stratégie 1: <text:span text:style-name="T2">Elle recrute selon un nombre d’inactif minimal on vire selon un nombre d’inactif minimal, ces min et max seront données au debut de la simulation. Elle tentera de recruter un ouvrier de la spe la moins représenter si impoosible un chef brico ( car un chef brico c’est objectivement mieux qu’un chef stock dans les options actuelle, on ignorera cette aspect dans les autres strategies pour mieux convenir a d’eventuelles ajouts, <text:s/>un chef stock ne fait rien de plus qu’un ouvrier meme moins de chose et coute 2 fois plus cher), le licenciement se base un principe similaire pour les chefs.</text:span></text:p>
      <text:p text:style-name="P1"/>
      <text:p text:style-name="P5">Tout les x pas de temps, determiner par l’utilisateur, elle ressera les rangees pour eviter des minis trous un peu partout qui pourrai gener les arrivages de lots (attention se rangement se fera juste avant la partie ressources humaines et pourra <text:s/>donc engendrer un recrutement).</text:p>
      <text:p text:style-name="P1"/>
      <text:p text:style-name="P1">Stratégie 2: <text:span text:style-name="T1">Elle recrute un ouvrier aleatoire si tout le monde est actif ou un chef aleatoire si c’est impossible, si seul tout les gens en rapport avec le stock sont tous inactif un ouvrier aletoire ou chef stock si impossible et un chef bric si seul le personnel en rapport avec le brico est actif</text:span></text:p>
      <text:p text:style-name="P3">Si personne n’a été recruter on <text:s/>déplace les lots des dernieres rangee vers les premières pour pouvoir avoir des rangées vide et pouvoir recevoir de grand lot.</text:p>
      <text:p text:style-name="P3"/>
      <text:p text:style-name="P4">On pourrait eventuellement se retrouver avec plein d’inacatifs si dans un premier temps on fait plein de choses puis plus rien, si l’on commence avec 1 chef stock et quelques ouvrier, il est possible qu’on est jamais de personnel d’une certaines spécialité et donc qu’on ne monte pas les meubles de cette pièce</text:p>
      <text:p text:style-name="P3"/>
      <text:p text:style-name="P1">Stratégie d’enlévement de lot 1: <text:span text:style-name="T3">elle retire les lots garder trop longtemps, cette durée est plus ou moins déterminer par l’utilisateur, enfaite elle regarde l’id du lot le plus ancien et le plus recent pour voir combien de lot ont été recu entre les deux, si ce nombre depasse la valeur données on suprimera l’ancien lot, donc attention a ne pas donner un trop petit nombre sous risque d’enlever <text:s/>un lot a chaque fois que l’on a deux lots differents dans l’entrepot</text:span></text:p>
      <text:p text:style-name="P1"/>
      <text:p text:style-name="P1">Stratégie d’enlévement de lot <text:span text:style-name="T3">2</text:span>: <text:span text:style-name="T4">on retire un lot d’un certain type si ce type de lot en question dépasse un certain pourcentage de la place totale disponible dans l’entrepot( pourcentage donné par l’utilisateur.</text:span></text:p>
      <text:p text:style-name="P1"/>
      <text:p text:style-name="P1">Stratégie 3: <text:span text:style-name="T5">Cette stratégie n’est pas utilisé</text:span>, elle se bas<text:span text:style-name="T4">ait</text:span> sur une nouvelle méthode montermeuble() qui n’a pas pu etre achevé par manque de temps et sous les conseils de monsieur Gilbert. Elle consister à recruter un ouvrier spécialisé dans la piéce meuble qui aurait été refusé (a cause de manque de personnel) ou si on doit mettre plus de 2 pas pour deplacer les lots n<text:span text:style-name="T1">é</text:span>cessaire au montage du meuble. <text:span text:style-name="T1">Si aucune place n’est disponible dans les équipes de chef, on recrute alors <text:s/>un chef soit brci si refusé a cause de personnel soit de stock si trop de pas de temps pour deplacer les lots. Si le nombre d’inactif depasser le nombre d’actif on licencier un ouvrier (au <text:s/>hasard, le premier inactif qui venait).</text:span></text:p>
      <text:p text:style-name="P2">Pour le rangement de lot elle pouvait utiliser les strategie 1 et 2 au choix.</text:p>
      <text:p text:style-name="P2"/>
      <text:p text:style-name="P6"><text:soft-page-break/>Problème:</text:p>
      <text:p text:style-name="P6">En parlant de monter meuble, cela représente un des principaux problèmes de notre projet, en effet, nous avons probablement commencer serieusement le projet un peu tard. Suite a ce début relativement tardif et une fois que tout le projet étaits construis sur une certaine monter meuble mais qu’il restait tout de meme une bonne quantité de travail, et apreés de nombreuses relecture et une demande au professeur, on s’est rendu compte que notre méthode ne répondais pas aux demande, elle ne refusait aucune commande et commencer à monter le meuble quoi qu’il arrive quitte a perdre des lots, on a quand meme tenté de faire cette nouvelle méthode dans les derniers instants avant la remise mais le résultat final n’était pas optimal et avait quelques problèmes, on a alors décidé selon les conseils recus de garder l’autre ne respectant <text:span text:style-name="T6">pas totalement le su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6T23:00:19.912000000</meta:creation-date>
    <dc:date>2020-12-27T00:07:35.669000000</dc:date>
    <meta:editing-duration>PT1M42S</meta:editing-duration>
    <meta:editing-cycles>1</meta:editing-cycles>
    <meta:document-statistic meta:table-count="0" meta:image-count="0" meta:object-count="0" meta:page-count="2" meta:paragraph-count="14" meta:word-count="702" meta:character-count="4101" meta:non-whitespace-character-count="3407"/>
    <meta:generator>LibreOffice/6.0.6.2$Windows_X86_64 LibreOffice_project/0c292870b25a325b5ed35f6b45599d2ea4458e77</meta:generator>
  </office:meta>
</office:document-meta>
</file>